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Droid Sans Mono" svg:font-family="'Droid Sans Mono', monospace, monospac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Колонтитулы">
      <style:paragraph-properties style:writing-mode="lr-tb"/>
    </style:style>
    <style:style style:name="P2" style:family="paragraph" style:parent-style-name="Основной_20_текст_20_A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text-indent="0.1516in" style:auto-text-indent="false">
        <style:tab-stops>
          <style:tab-stop style:position="2.4673in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Основной_20_текст_20_A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Основной_20_текст_20_A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Основной_20_текст_20_A">
      <style:paragraph-properties fo:margin-top="0in" fo:margin-bottom="0in" style:contextual-spacing="false"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Основной_20_текст_20_A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5" style:family="paragraph" style:parent-style-name="Основной_20_текст_20_A">
      <style:paragraph-properties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6" style:family="paragraph" style:parent-style-name="Основной_20_текст_20_A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officeooo:paragraph-rsid="001778de"/>
    </style:style>
    <style:style style:name="P18" style:family="paragraph" style:parent-style-name="Основной_20_текст_20_A">
      <style:paragraph-properties fo:text-align="center" style:justify-single-word="false"/>
    </style:style>
    <style:style style:name="P19" style:family="paragraph" style:parent-style-name="Основной_20_текст_20_A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font-name="Times New Roman1" fo:font-size="14pt" style:text-underline-style="none" style:font-name-asian="Times New Roman2" style:font-size-asian="14pt" style:font-name-complex="Times New Roman2" style:font-size-complex="14pt"/>
    </style:style>
    <style:style style:name="P20" style:family="paragraph" style:parent-style-name="Основной_20_текст_20_A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text-outline="false" style:font-name="Times New Roman1" fo:font-size="14pt" style:text-underline-style="none" style:font-name-asian="Times New Roman2" style:font-size-asian="14pt" style:font-name-complex="Times New Roman2" style:font-size-complex="14pt"/>
    </style:style>
    <style:style style:name="P21" style:family="paragraph" style:parent-style-name="Основной_20_текст_20_A">
      <style:paragraph-properties fo:margin-top="0in" fo:margin-bottom="0in" style:contextual-spacing="false" fo:line-height="100%"/>
      <style:text-properties fo:color="#000000" loext:opacity="100%" style:text-outline="false" style:font-name="Times New Roman1" fo:font-size="14pt" style:text-underline-style="none" style:font-name-asian="Times New Roman2" style:font-size-asian="14pt" style:font-name-complex="Times New Roman2" style:font-size-complex="14pt"/>
    </style:style>
    <style:style style:name="P22" style:family="paragraph" style:parent-style-name="Основной_20_текст_20_A">
      <style:paragraph-properties fo:margin-top="0in" fo:margin-bottom="0.1665in" style:contextual-spacing="false" fo:line-height="100%"/>
      <style:text-properties fo:color="#000000" loext:opacity="100%" style:text-outline="false" style:font-name="Times New Roman1" fo:font-size="14pt" style:text-underline-style="none" style:font-name-asian="Times New Roman2" style:font-size-asian="14pt" style:font-name-complex="Times New Roman2" style:font-size-complex="14pt"/>
    </style:style>
    <style:style style:name="P23" style:family="paragraph" style:parent-style-name="Основной_20_текст_20_A">
      <style:paragraph-properties fo:margin-top="0in" fo:margin-bottom="0in" style:contextual-spacing="false" fo:line-height="100%" fo:text-align="center" style:justify-single-word="false"/>
      <style:text-properties fo:color="#000000" loext:opacity="100%" style:text-outline="false" style:font-name="Times New Roman1" style:text-underline-style="none" style:font-name-asian="Times New Roman2" style:font-name-complex="Times New Roman2"/>
    </style:style>
    <style:style style:name="P24" style:family="paragraph" style:parent-style-name="Основной_20_текст_20_A">
      <style:paragraph-properties fo:margin-top="0in" fo:margin-bottom="0in" style:contextual-spacing="false" fo:line-height="100%" fo:text-align="end" style:justify-single-word="false"/>
    </style:style>
    <style:style style:name="P25" style:family="paragraph" style:parent-style-name="Основной_20_текст_20_A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</style:style>
    <style:style style:name="P26" style:family="paragraph" style:parent-style-name="Основной_20_текст_20_A">
      <style:paragraph-properties fo:margin-top="0in" fo:margin-bottom="0in" style:contextual-spacing="false" fo:line-height="100%" fo:text-align="center" style:justify-single-word="false"/>
    </style:style>
    <style:style style:name="P27" style:family="paragraph" style:parent-style-name="Основной_20_текст_20_A">
      <style:paragraph-properties fo:margin-top="0in" fo:margin-bottom="0in" style:contextual-spacing="false" fo:line-height="100%"/>
    </style:style>
    <style:style style:name="P28" style:family="paragraph" style:parent-style-name="Основной_20_текст_20_A">
      <style:text-properties fo:language="en" fo:country="US" fo:font-weight="bold" style:font-weight-asian="bold" style:font-weight-complex="bold"/>
    </style:style>
    <style:style style:name="P29" style:family="paragraph" style:parent-style-name="List_20_Paragraph">
      <style:paragraph-properties fo:margin-left="0.6516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0" style:family="paragraph" style:parent-style-name="По_20_умолчанию">
      <style:paragraph-properties fo:margin-top="0in" fo:margin-bottom="0in" style:contextual-spacing="false" fo:line-height="100%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31" style:family="paragraph" style:parent-style-name="Standard" style:list-style-name="L1"/>
    <style:style style:name="P32" style:family="paragraph" style:parent-style-name="Standard">
      <style:paragraph-properties fo:margin-top="0in" fo:margin-bottom="0in" style:contextual-spacing="false" fo:line-height="100%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4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paragraph-rsid="001778de"/>
    </style:style>
    <style:style style:name="P36" style:family="paragraph" style:parent-style-name="Text_20_body" style:list-style-name="L3">
      <style:paragraph-properties fo:text-align="start" style:justify-single-word="false"/>
      <style:text-properties officeooo:paragraph-rsid="001778de"/>
    </style:style>
    <style:style style:name="P37" style:family="paragraph" style:parent-style-name="Text_20_body" style:list-style-name="L4">
      <style:paragraph-properties fo:text-align="start" style:justify-single-word="false"/>
    </style:style>
    <style:style style:name="P38" style:family="paragraph" style:parent-style-name="Основной_20_текст_20_A" style:master-page-name="First_20_Page">
      <style:paragraph-properties fo:text-align="center" style:justify-single-word="false" style:page-number="auto"/>
      <style:text-properties style:font-name="Times New Roman1" fo:font-size="14pt" fo:language="ru" fo:country="RU" style:font-size-asian="14pt" style:font-size-complex="14pt"/>
    </style:style>
    <style:style style:name="P39" style:family="paragraph" style:parent-style-name="Основной_20_текст_20_A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0" style:family="paragraph" style:parent-style-name="Основной_20_текст_20_A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41" style:family="paragraph" style:parent-style-name="Основной_20_текст_20_A">
      <style:paragraph-properties fo:line-height="150%"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42" style:family="paragraph" style:parent-style-name="Основной_20_текст_20_A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3" style:family="paragraph" style:parent-style-name="Основной_20_текст_20_A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44" style:family="paragraph" style:parent-style-name="Основной_20_текст_20_A"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45" style:family="paragraph" style:parent-style-name="Основной_20_текст_20_A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46" style:family="paragraph" style:parent-style-name="Основной_20_текст_20_A">
      <style:text-properties style:font-name="Times New Roman1" fo:font-size="14pt" fo:language="en" fo:country="US" fo:font-weight="bold" officeooo:rsid="001a152b" officeooo:paragraph-rsid="001a152b" style:font-name-asian="Times New Roman2" style:font-size-asian="14pt" style:font-weight-asian="bold" style:font-name-complex="Times New Roman2" style:font-size-complex="14pt" style:font-weight-complex="bold"/>
    </style:style>
    <style:style style:name="P47" style:family="paragraph" style:parent-style-name="Основной_20_текст_20_A">
      <style:text-properties style:font-name="Times New Roman1" fo:font-size="14pt" fo:language="en" fo:country="US" style:font-size-asian="14pt" style:font-size-complex="14pt"/>
    </style:style>
    <style:style style:name="P48" style:family="paragraph" style:parent-style-name="Основной_20_текст_20_A">
      <style:paragraph-properties fo:line-height="150%"/>
      <style:text-properties style:font-name="Times New Roman1" fo:font-size="14pt" fo:language="en" fo:country="US" style:font-size-asian="14pt" style:font-size-complex="14pt"/>
    </style:style>
    <style:style style:name="P49" style:family="paragraph" style:parent-style-name="Основной_20_текст_20_A">
      <style:text-properties style:font-name="Times New Roman1" fo:font-size="14pt" fo:language="en" fo:country="US" fo:font-weight="normal" officeooo:rsid="001a152b" officeooo:paragraph-rsid="001a152b" style:font-name-asian="Times New Roman2" style:font-size-asian="14pt" style:font-weight-asian="normal" style:font-name-complex="Times New Roman2" style:font-size-complex="14pt" style:font-weight-complex="normal"/>
    </style:style>
    <style:style style:name="P50" style:family="paragraph" style:parent-style-name="Основной_20_текст_20_A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font-name="Times New Roman1" fo:font-size="14pt" fo:language="ru" fo:country="RU" style:text-underline-style="none" style:font-size-asian="14pt" style:font-size-complex="14pt"/>
    </style:style>
    <style:style style:name="P51" style:family="paragraph" style:parent-style-name="Основной_20_текст_20_A">
      <style:text-properties fo:color="#000000" loext:opacity="100%" style:text-outline="false" style:font-name="Times New Roman1" fo:font-size="14pt" fo:language="ru" fo:country="RU" style:text-underline-style="none" style:font-name-asian="Times New Roman2" style:font-size-asian="14pt" style:font-name-complex="Times New Roman2" style:font-size-complex="14pt"/>
    </style:style>
    <style:style style:name="P52" style:family="paragraph" style:parent-style-name="Основной_20_текст_20_A">
      <style:paragraph-properties fo:margin-top="0in" fo:margin-bottom="0in" style:contextual-spacing="false" fo:line-height="100%"/>
      <style:text-properties fo:color="#000000" loext:opacity="100%" style:text-outline="false" style:font-name="Times New Roman1" fo:font-size="14pt" fo:language="ru" fo:country="RU" style:text-underline-style="none" style:font-name-asian="Times New Roman2" style:font-size-asian="14pt" style:font-name-complex="Times New Roman2" style:font-size-complex="14pt"/>
    </style:style>
    <style:style style:name="P53" style:family="paragraph" style:parent-style-name="Основной_20_текст_20_A">
      <style:text-properties fo:color="#000000" loext:opacity="100%" style:text-outline="false" style:font-name="Times New Roman1" fo:font-size="14pt" fo:language="ru" fo:country="RU" style:text-underline-style="none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54" style:family="paragraph" style:parent-style-name="Основной_20_текст_20_A" style:list-style-name="WWNum8">
      <style:paragraph-properties fo:margin-left="0in" fo:margin-right="0in" fo:text-align="start" style:justify-single-word="false" fo:text-indent="0in" style:auto-text-indent="false" style:writing-mode="lr-tb"/>
    </style:style>
    <style:style style:name="P55" style:family="paragraph" style:parent-style-name="Рубрика_20_2">
      <style:text-properties fo:color="#000000" loext:opacity="100%" style:text-outline="false" style:font-name="Times New Roman1" fo:font-size="14pt" fo:language="ru" fo:country="RU" style:text-underline-style="none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1" fo:font-size="14pt" fo:language="ru" fo:country="RU" style:font-size-asian="14pt" style:font-size-complex="14pt"/>
    </style:style>
    <style:style style:name="T2" style:family="text"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1" fo:font-size="14pt" fo:language="en" fo:country="US" fo:font-weight="bold" officeooo:rsid="001778de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59fb1" style:font-size-asian="14pt" style:font-size-complex="14pt"/>
    </style:style>
    <style:style style:name="T9" style:family="text">
      <style:text-properties fo:font-size="14pt" officeooo:rsid="001778de" style:font-size-asian="14pt" style:font-size-complex="14pt"/>
    </style:style>
    <style:style style:name="T10" style:family="text">
      <style:text-properties fo:font-size="14pt" fo:font-weight="bold" officeooo:rsid="00159fb1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outline="false" style:font-name="Times New Roman1" fo:font-size="14pt" fo:language="ru" fo:country="RU" style:text-underline-style="none" style:font-size-asian="14pt" style:font-size-complex="14pt"/>
    </style:style>
    <style:style style:name="T13" style:family="text">
      <style:text-properties fo:color="#000000" loext:opacity="100%" style:text-outline="false" style:font-name="Times New Roman1" fo:font-size="14pt" fo:language="ru" fo:country="RU" style:text-underline-style="none" style:font-name-asian="Times New Roman2" style:font-size-asian="14pt" style:font-name-complex="Times New Roman2" style:font-size-complex="14pt"/>
    </style:style>
    <style:style style:name="T14" style:family="text">
      <style:text-properties fo:color="#000000" loext:opacity="100%" style:text-outline="false" style:font-name="Times New Roman1" fo:font-size="14pt" fo:language="ru" fo:country="RU" style:text-underline-style="none" officeooo:rsid="00159fb1" style:font-name-asian="Times New Roman2" style:font-size-asian="14pt" style:font-name-complex="Times New Roman2" style:font-size-complex="14pt"/>
    </style:style>
    <style:style style:name="T15" style:family="text">
      <style:text-properties fo:color="#000000" loext:opacity="100%" style:text-outline="false" style:font-name="Times New Roman1" fo:font-size="14pt" fo:language="ru" fo:country="RU" style:text-underline-style="none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6" style:family="text">
      <style:text-properties fo:color="#000000" loext:opacity="100%" style:text-outline="false" style:font-name="Times New Roman1" fo:font-size="14pt" fo:language="en" fo:country="US" style:text-underline-style="none" style:font-size-asian="14pt" style:font-size-complex="14pt"/>
    </style:style>
    <style:style style:name="T17" style:family="text">
      <style:text-properties fo:color="#000000" loext:opacity="100%" style:text-outline="false" style:font-name="Times New Roman1" fo:font-size="14pt" fo:language="en" fo:country="US" style:text-underline-style="none" officeooo:rsid="00159fb1" style:font-name-asian="Times New Roman2" style:font-size-asian="14pt" style:font-name-complex="Times New Roman2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8a278"/>
    </style:style>
    <style:style style:name="T20" style:family="text">
      <style:text-properties fo:language="en" fo:country="US" officeooo:rsid="001a152b"/>
    </style:style>
    <style:style style:name="T21" style:family="text">
      <style:text-properties fo:language="ru" fo:country="RU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6" style:family="text">
      <style:text-properties fo:color="#ce9178" loext:opacity="100%"/>
    </style:style>
    <style:style style:name="T27" style:family="text">
      <style:text-properties fo:color="#ce9178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8" style:family="text">
      <style:text-properties fo:color="#dcdcaa" loext:opacity="100%"/>
    </style:style>
    <style:style style:name="T29" style:family="text">
      <style:text-properties fo:color="#9cdcfe" loext:opacity="100%"/>
    </style:style>
    <style:style style:name="T30" style:family="text">
      <style:text-properties fo:color="#b5cea8" loext:opacity="100%"/>
    </style:style>
    <style:style style:name="T31" style:family="text">
      <style:text-properties fo:color="#6a9955" loext:opacity="100%"/>
    </style:style>
    <style:style style:name="T32" style:family="text">
      <style:text-properties fo:color="#d7ba7d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осковский Авиационный Институт</text:p>
      <text:p text:style-name="P39">(Национальный Исследовательский Университет)</text:p>
      <text:p text:style-name="P11"/>
      <text:p text:style-name="P39">Факультет информационных технологий и прикладной математики</text:p>
      <text:p text:style-name="P39">Кафедра вычислительной математики и программирования</text:p>
      <text:p text:style-name="P15"/>
      <text:p text:style-name="P15"/>
      <text:p text:style-name="P18"><text:span text:style-name="T2">Лабораторная работа №</text:span><text:span text:style-name="T4">1</text:span><text:span text:style-name="T2"> по курсу </text:span></text:p>
      <text:p text:style-name="P40">«Операционные системы»</text:p>
      <text:p text:style-name="P42"><text:tab/></text:p>
      <text:p text:style-name="P40">Взаимодействие между процессами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/>
      <text:p text:style-name="P24"><text:span text:style-name="T1">Студент: </text:span><text:span text:style-name="T17">Жаворонков Михаил Николаевич</text:span></text:p>
      <text:p text:style-name="P25"><text:span text:style-name="T12">Группа: М8О–212Б–</text:span><text:span text:style-name="T16">22</text:span></text:p>
      <text:p text:style-name="P25"><text:span text:style-name="T12">Вариант: </text:span><text:span text:style-name="T1">6</text:span></text:p>
      <text:p text:style-name="P50">Преподаватель: Соколов Андрей Алексеевич</text:p>
      <text:p text:style-name="P24"><text:span text:style-name="T12">Оценка</text:span><text:span text:style-name="T16">: __________ </text:span></text:p>
      <text:p text:style-name="P24"><text:span text:style-name="T12">Дата</text:span><text:span text:style-name="T16">: __________</text:span></text:p>
      <text:p text:style-name="P24"><text:span text:style-name="T12">Подпись</text:span><text:span text:style-name="T16">: __________</text:span></text:p>
      <text:p text:style-name="P22"/>
      <text:p text:style-name="P23"/>
      <text:p text:style-name="P23"/>
      <text:p text:style-name="P26"><text:span text:style-name="T12">Москва, 20</text:span><text:span text:style-name="T16">23</text:span><text:span text:style-name="T12">.</text:span></text:p>
      <text:p text:style-name="P15"/>
      <text:p text:style-name="P40"><text:soft-page-break/>Постановка задачи</text:p>
      <text:h text:style-name="P55" text:outline-level="1">Цель работы</text:h>
      <text:p text:style-name="P51">Приобретение практических навыков в:</text:p>
      <text:p text:style-name="Основной_20_текст_20_A"><text:span text:style-name="T14">* </text:span><text:span text:style-name="T13">Управление процессами в ОС</text:span></text:p>
      <text:p text:style-name="Основной_20_текст_20_A"><text:span text:style-name="T14">*</text:span><text:span text:style-name="T13"> Обеспечение обмена данных между процессами посредством каналов</text:span></text:p>
      <text:p text:style-name="P53">Задание</text:p>
      <text:p text:style-name="P51">Составить и отладить программу на языке Си, осуществляющую работу с процессами и</text:p>
      <text:p text:style-name="P51">взаимодействие между ними в одной из двух операционных систем. В результате работы</text:p>
      <text:p text:style-name="P51">программа (основной процесс) должен создать для решение задачи один или несколько</text:p>
      <text:p text:style-name="P51">дочерних процессов. Взаимодействие между процессами осуществляется через системные</text:p>
      <text:p text:style-name="P51">сигналы/события и/или каналы (pipe).</text:p>
      <text:p text:style-name="P51">Необходимо обрабатывать системные ошибки, которые могут возникнуть в результате работы.</text:p>
      <text:p text:style-name="P13"/>
      <text:p text:style-name="P52">Родительский процесс создает дочерний процесс. Первой строчкой пользователь в консоль</text:p>
      <text:p text:style-name="P52">родительского процесса вводит имя файла, которое будет использовано для открытия файла с</text:p>
      <text:p text:style-name="P52">таким именем на чтение. Стандартный поток ввода дочернего процесса переопределяется</text:p>
      <text:p text:style-name="P52">открытым файлом. Дочерний процесс читает команды из стандартного потока ввода.</text:p>
      <text:p text:style-name="P52">Стандартный поток вывода дочернего процесса перенаправляется в pipe1. Родительский процесс</text:p>
      <text:p text:style-name="P52">читает из pipe1 и прочитанное выводит в свой стандартный поток вывода. Родительский и</text:p>
      <text:p text:style-name="P52">дочерний процесс должны быть представлены разными программами.</text:p>
      <text:p text:style-name="P27"><text:span text:style-name="T15">6 вариант)</text:span><text:span text:style-name="T13"> В файле записаны команды вида: «число число число&lt;endline&gt;». Дочерний процесс</text:span></text:p>
      <text:p text:style-name="P52">считает их сумму и выводит результат в стандартный поток вывода. Числа имеют тип int.</text:p>
      <text:p text:style-name="P52">Количество чисел может быть произвольным.</text:p>
      <text:p text:style-name="P21"/>
      <text:p text:style-name="P21"/>
      <text:p text:style-name="P4"><text:soft-page-break/><text:span text:style-name="T21"><text:tab/><text:tab/></text:span>Общие сведения о программе:</text:p>
      <text:p text:style-name="Standard"><text:span text:style-name="T7">Программа состоит из двух частей: </text:span><text:span text:style-name="T10">main.c</text:span><text:span text:style-name="T8"> и </text:span><text:span text:style-name="T10">child.c</text:span><text:span text:style-name="T7">. Компиляция производится с использованием системы CMake. Программа взаимодействует с использованием системных вызовов для управления процессами и обмена данными между ними.</text:span></text:p>
      <text:list xml:id="list3786967536" text:style-name="L1">
        <text:list-item>
          <text:p text:style-name="P31"><text:span text:style-name="Strong_20_Emphasis"><text:span text:style-name="T7">Управление процессами:</text:span></text:span></text:p>
          <text:list>
            <text:list-item>
              <text:p text:style-name="P31"><text:span text:style-name="Strong_20_Emphasis"><text:span text:style-name="T7">fork():</text:span></text:span><text:span text:style-name="T7"> Создает дочерний процесс, дублируя родительский.</text:span></text:p>
            </text:list-item>
            <text:list-item>
              <text:p text:style-name="P31"><text:span text:style-name="Strong_20_Emphasis"><text:span text:style-name="T7">execvp():</text:span></text:span><text:span text:style-name="T7"> Заменяет текущий процесс дочерним процессом, исполняя другую программу, указанную в аргументах.</text:span></text:p>
            </text:list-item>
          </text:list>
        </text:list-item>
        <text:list-item>
          <text:p text:style-name="P31"><text:span text:style-name="Strong_20_Emphasis"><text:span text:style-name="T7">Обмен данными между процессами:</text:span></text:span></text:p>
          <text:list>
            <text:list-item>
              <text:p text:style-name="P31"><text:span text:style-name="Strong_20_Emphasis"><text:span text:style-name="T7">pipe():</text:span></text:span><text:span text:style-name="T7"> Создает канал для обмена данными между процессами. Открытие pipe создает два файловых дескриптора: один для чтения, другой для записи.</text:span></text:p>
            </text:list-item>
          </text:list>
        </text:list-item>
        <text:list-item>
          <text:p text:style-name="P31"><text:span text:style-name="Strong_20_Emphasis"><text:span text:style-name="T7">Управление файловыми дескрипторами:</text:span></text:span></text:p>
          <text:list>
            <text:list-item>
              <text:p text:style-name="P31"><text:span text:style-name="Strong_20_Emphasis"><text:span text:style-name="T7">dup2():</text:span></text:span><text:span text:style-name="T7"> Позволяет изменить текущий файловый дескриптор на другой. В данной программе используется для перенаправления стандартного потока ввода и вывода.</text:span></text:p>
            </text:list-item>
          </text:list>
        </text:list-item>
        <text:list-item>
          <text:p text:style-name="P31"><text:span text:style-name="Strong_20_Emphasis"><text:span text:style-name="T7">Работа с файлами:</text:span></text:span></text:p>
          <text:list>
            <text:list-item>
              <text:p text:style-name="P31"><text:span text:style-name="Strong_20_Emphasis"><text:span text:style-name="T7">open():</text:span></text:span><text:span text:style-name="T7"> Открывает файл, предоставляя файловый дескриптор для последующей работы с ним.</text:span></text:p>
            </text:list-item>
            <text:list-item>
              <text:p text:style-name="P31"><text:span text:style-name="Strong_20_Emphasis"><text:span text:style-name="T7">read():</text:span></text:span><text:span text:style-name="T7"> Считывает данные из открытого файла.</text:span></text:p>
            </text:list-item>
            <text:list-item>
              <text:p text:style-name="P31"><text:span text:style-name="Strong_20_Emphasis"><text:span text:style-name="T7">write():</text:span></text:span><text:span text:style-name="T7"> Записывает данные в файл.</text:span></text:p>
            </text:list-item>
          </text:list>
        </text:list-item>
        <text:list-item>
          <text:p text:style-name="P31"><text:span text:style-name="Strong_20_Emphasis"><text:span text:style-name="T7">Завершение процессов:</text:span></text:span></text:p>
          <text:list>
            <text:list-item>
              <text:p text:style-name="P31"><text:span text:style-name="Strong_20_Emphasis"><text:span text:style-name="T7">exit():</text:span></text:span><text:span text:style-name="T7"> Завершает текущий процесс с указанным кодом завершения.</text:span></text:p>
            </text:list-item>
          </text:list>
        </text:list-item>
      </text:list>
      <text:p text:style-name="P3">Программа осуществляет взаимодействие между родительским и дочерним процессами, читая данные из файла, передавая их через канал и выполняя вычисления в дочернем процессе. После завершения, результат выводится в стандартный поток вывода родительского процесса.</text:p>
      <text:p text:style-name="P3"/>
      <text:p text:style-name="P16"/>
      <text:p text:style-name="P2"><text:span text:style-name="T2">Общий метод и алгоритм решения</text:span><text:span text:style-name="T1">.</text:span></text:p>
      <text:p text:style-name="P10"><text:span text:style-name="Strong_20_Emphasis"><text:span text:style-name="T21"/></text:span></text:p>
      <text:list xml:id="list2513534427" text:style-name="L2">
        <text:list-header>
          <text:p text:style-name="P35"><text:span text:style-name="Strong_20_Emphasis"><text:span text:style-name="T3">Подготовка:</text:span></text:span><text:span text:style-name="T7">Изуч</text:span><text:span text:style-name="T9">ение</text:span><text:span text:style-name="T7"> системны</text:span><text:span text:style-name="T9">х</text:span><text:span text:style-name="T7"> вызов</text:span><text:span text:style-name="T9">ов: fork,execvp,pipe,dup2<text:line-break/></text:span></text:p>
        </text:list-header>
      </text:list>
      <text:list xml:id="list1817991860" text:style-name="L3">
        <text:list-header>
          <text:p text:style-name="P36"><text:span text:style-name="Strong_20_Emphasis"><text:span text:style-name="T7">Написание программы:</text:span></text:span><text:span text:style-name="T7">Созда</text:span><text:span text:style-name="T9">ть</text:span><text:span text:style-name="T7"> основной файл программы </text:span><text:span text:style-name="T9">main.c</text:span><text:span text:style-name="T7">, инициализиру</text:span><text:span text:style-name="T9">ем</text:span><text:span text:style-name="T7"> каналы для обмена данными.</text:span><text:span text:style-name="Strong_20_Emphasis"><text:span text:style-name="T11">Написать программу child.c, которая будет запускать</text:span></text:span></text:p>
        </text:list-header>
      </text:list>
      <text:list xml:id="list2102330522" text:style-name="L4">
        <text:list-header>
          <text:p text:style-name="P37"><text:span text:style-name="Strong_20_Emphasis"><text:span text:style-name="T7"/></text:span></text:p>
        </text:list-header>
      </text:list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  <text:p text:style-name="P29"><text:soft-page-break/><text:tab/>Основные файлы программы</text:p>
      <text:p text:style-name="Основной_20_текст_20_A"><text:span text:style-name="T5">main</text:span><text:span text:style-name="T4">.c</text:span><text:span text:style-name="T2">:</text:span>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tring.h&gt;</text:p>
      <text:p text:style-name="Standard">#include &lt;sys/wait.h&gt;</text:p>
      <text:p text:style-name="Standard">#include &lt;sys/fcntl.h&gt;</text:p>
      <text:p text:style-name="Standard">#include &lt;stdbool.h&gt;</text:p>
      <text:p text:style-name="Standard"/>
      <text:p text:style-name="Standard"/>
      <text:p text:style-name="Standard">int main(int argc , char *argv[]){</text:p>
      <text:p text:style-name="Standard"/>
      <text:p text:style-name="Standard"><text:s text:c="4"/>int fd[2];</text:p>
      <text:p text:style-name="Standard"><text:s text:c="4"/></text:p>
      <text:p text:style-name="Standard"><text:s text:c="4"/>if(pipe(fd)==-1){</text:p>
      <text:p text:style-name="Standard"><text:s text:c="8"/>write(STDERR_FILENO,"Pipe wasnt created",19);</text:p>
      <text:p text:style-name="Standard"><text:s text:c="4"/>}</text:p>
      <text:p text:style-name="Standard"><text:s text:c="4"/>int fd2[2];</text:p>
      <text:p text:style-name="Standard"><text:s text:c="4"/>if(pipe(fd2)==-1){</text:p>
      <text:p text:style-name="Standard"><text:s text:c="8"/>write(STDERR_FILENO,"Pipe wasnt created",19);</text:p>
      <text:p text:style-name="Standard"><text:s text:c="4"/>}</text:p>
      <text:p text:style-name="Standard"/>
      <text:p text:style-name="Standard"><text:s text:c="4"/>pid_t pid = fork();</text:p>
      <text:p text:style-name="Standard"/>
      <text:p text:style-name="Standard"><text:s text:c="4"/>if(pid==-1){</text:p>
      <text:p text:style-name="Standard"><text:s text:c="8"/>write(STDERR_FILENO,"fork",5);</text:p>
      <text:p text:style-name="Standard"><text:s text:c="8"/>exit(-1);</text:p>
      <text:p text:style-name="Standard"><text:s text:c="4"/>}</text:p>
      <text:p text:style-name="Standard"/>
      <text:p text:style-name="Standard"><text:s text:c="4"/>if(pid==0){// работа в дочернем процессе</text:p>
      <text:p text:style-name="Standard"><text:s text:c="8"/>close(fd[1]);</text:p>
      <text:p text:style-name="Standard"><text:s text:c="8"/>dup2(fd[0],STDIN_FILENO);</text:p>
      <text:p text:style-name="Standard"/>
      <text:p text:style-name="Standard"><text:s text:c="8"/>close(fd2[0]);</text:p>
      <text:p text:style-name="Standard"><text:s text:c="8"/>dup2(fd2[1],STDOUT_FILENO);</text:p>
      <text:p text:style-name="Standard"><text:s text:c="8"/>execvp("./child", argv);///</text:p>
      <text:p text:style-name="Standard"><text:s text:c="4"/>}</text:p>
      <text:p text:style-name="Standard"><text:s text:c="4"/>if(pid&gt;0){</text:p>
      <text:p text:style-name="Standard"><text:s text:c="8"/>char filename[256]= "";</text:p>
      <text:p text:style-name="Standard"><text:s text:c="8"/>read(STDIN_FILENO,filename,256);</text:p>
      <text:p text:style-name="Standard"><text:s text:c="8"/>int pos=strlen(filename)-1;</text:p>
      <text:p text:style-name="Standard"><text:s text:c="8"/>if(filename[pos]=='\n'){</text:p>
      <text:p text:style-name="Standard"><text:s text:c="12"/>filename[pos]='\0';</text:p>
      <text:p text:style-name="Standard"><text:s text:c="8"/>}</text:p>
      <text:p text:style-name="Standard"/>
      <text:p text:style-name="Standard"><text:s text:c="8"/>//открываем файл</text:p>
      <text:p text:style-name="Standard"><text:s text:c="8"/>int file = open(filename,O_RDONLY);</text:p>
      <text:p text:style-name="Standard"><text:s text:c="8"/>char numbers[256];</text:p>
      <text:p text:style-name="Standard"><text:s text:c="8"/>int flag=1;</text:p>
      <text:p text:style-name="Standard"><text:s text:c="8"/>if(file!=-1){</text:p>
      <text:p text:style-name="Standard"><text:soft-page-break/><text:s text:c="12"/>read(file,numbers,256);</text:p>
      <text:p text:style-name="Standard"><text:s text:c="12"/>write(STDERR_FILENO,"file uspeshno otkrit\n",22);</text:p>
      <text:p text:style-name="Standard"><text:s text:c="8"/>}</text:p>
      <text:p text:style-name="Standard"><text:s text:c="8"/>else{</text:p>
      <text:p text:style-name="Standard"><text:s text:c="12"/>write(STDERR_FILENO,"uspeha otkrit file netu\n",22);</text:p>
      <text:p text:style-name="Standard"><text:s text:c="12"/>flag=0;</text:p>
      <text:p text:style-name="Standard"><text:s text:c="8"/>}</text:p>
      <text:p text:style-name="Standard"><text:s text:c="8"/>//закрываем дискриптор чтения, передаем данные из файла в буффер nubmers дочернему процесус</text:p>
      <text:p text:style-name="Standard"><text:s text:c="8"/>close(fd[0]);</text:p>
      <text:p text:style-name="Standard"><text:s text:c="8"/>write(fd[1],numbers,256);</text:p>
      <text:p text:style-name="Standard"><text:s text:c="8"/>close(fd[1]);</text:p>
      <text:p text:style-name="Standard"/>
      <text:p text:style-name="Standard"><text:s text:c="8"/>//получаем конечные данные от child </text:p>
      <text:p text:style-name="Standard"/>
      <text:p text:style-name="Standard"><text:s text:c="8"/>close(fd2[1]);</text:p>
      <text:p text:style-name="Standard"><text:s text:c="8"/>char ans[256]=" ";</text:p>
      <text:p text:style-name="Standard"><text:s text:c="8"/>read(fd2[0],ans,256);</text:p>
      <text:p text:style-name="Standard"><text:s text:c="8"/>if(ans[0]==' '){</text:p>
      <text:p text:style-name="Standard"><text:s text:c="12"/>exit(1);</text:p>
      <text:p text:style-name="Standard"><text:s text:c="8"/>}</text:p>
      <text:p text:style-name="Standard"><text:s text:c="8"/>if(flag){</text:p>
      <text:p text:style-name="Standard"><text:s text:c="12"/>write(STDOUT_FILENO,ans,256);</text:p>
      <text:p text:style-name="Standard"><text:s text:c="12"/>write(STDOUT_FILENO,"\n",2);</text:p>
      <text:p text:style-name="Standard"/>
      <text:p text:style-name="Standard"><text:s text:c="8"/>}</text:p>
      <text:p text:style-name="Standard"><text:s text:c="8"/>else{</text:p>
      <text:p text:style-name="Standard"><text:s text:c="12"/>exit(1);</text:p>
      <text:p text:style-name="Standard"><text:s text:c="8"/>}</text:p>
      <text:p text:style-name="Standard"/>
      <text:p text:style-name="Standard"/>
      <text:p text:style-name="Standard"><text:s text:c="8"/>close(fd2[0]);</text:p>
      <text:p text:style-name="Standard"><text:s text:c="4"/>}</text:p>
      <text:p text:style-name="Standard"><text:s text:c="4"/>return 0;</text:p>
      <text:p text:style-name="Standard">}</text:p>
      <text:p text:style-name="P5"/>
      <text:p text:style-name="P46">child.c: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tring.h&gt;</text:p>
      <text:p text:style-name="Standard">#include &lt;sys/wait.h&gt;</text:p>
      <text:p text:style-name="Standard">#include &lt;sys/fcntl.h&gt;</text:p>
      <text:p text:style-name="Standard"/>
      <text:p text:style-name="Standard">int main(int argc,char *argv[]){</text:p>
      <text:p text:style-name="Standard">char buffer[256];</text:p>
      <text:p text:style-name="Standard">int sum=0;</text:p>
      <text:p text:style-name="Standard">ssize_t bytes_read;</text:p>
      <text:p text:style-name="Standard">while((bytes_read=read(STDIN_FILENO,buffer,sizeof(buffer)))&gt;0){</text:p>
      <text:p text:style-name="Standard">int num;</text:p>
      <text:p text:style-name="Standard">char *ptr=buffer;</text:p>
      <text:p text:style-name="Standard">char *end=ptr+bytes_read;</text:p>
      <text:p text:style-name="Standard"><text:soft-page-break/>while(ptr&lt;end){</text:p>
      <text:p text:style-name="Standard">if(*ptr&gt;='0' &amp;&amp; *ptr&lt;='9'){</text:p>
      <text:p text:style-name="Standard">num=strtol(ptr,&amp;ptr,10);</text:p>
      <text:p text:style-name="Standard">sum+=num;</text:p>
      <text:p text:style-name="Standard">}else{</text:p>
      <text:p text:style-name="Standard">ptr++;</text:p>
      <text:p text:style-name="Standard">}</text:p>
      <text:p text:style-name="Standard">}</text:p>
      <text:p text:style-name="Standard">}</text:p>
      <text:p text:style-name="Standard">char sum_str[256];</text:p>
      <text:p text:style-name="Standard">int temp_sum = sum;</text:p>
      <text:p text:style-name="Standard">int length = 0;</text:p>
      <text:p text:style-name="Standard"/>
      <text:p text:style-name="Standard">if (temp_sum == 0) {</text:p>
      <text:p text:style-name="Standard">sum_str[length++] = '0';</text:p>
      <text:p text:style-name="Standard">} else if (temp_sum &lt; 0) {</text:p>
      <text:p text:style-name="Standard">sum_str[length++] = '-';</text:p>
      <text:p text:style-name="Standard">temp_sum = -temp_sum;</text:p>
      <text:p text:style-name="Standard">}</text:p>
      <text:p text:style-name="Standard"/>
      <text:p text:style-name="Standard">while (temp_sum &gt; 0) {</text:p>
      <text:p text:style-name="Standard">int digit = temp_sum % 10;</text:p>
      <text:p text:style-name="Standard">sum_str[length++] = digit + '0';</text:p>
      <text:p text:style-name="Standard">temp_sum /= 10;</text:p>
      <text:p text:style-name="Standard">}</text:p>
      <text:p text:style-name="Standard"/>
      <text:p text:style-name="Standard">// Обратный порядок цифр, так как мы записывали их с конца</text:p>
      <text:p text:style-name="Standard">for (int i = 0; i &lt; length / 2; i++) {</text:p>
      <text:p text:style-name="Standard">char temp = sum_str[i];</text:p>
      <text:p text:style-name="Standard">sum_str[i] = sum_str[length - i - 1];</text:p>
      <text:p text:style-name="Standard">sum_str[length - i - 1] = temp;</text:p>
      <text:p text:style-name="Standard">}</text:p>
      <text:p text:style-name="Standard"/>
      <text:p text:style-name="Standard">// Добавляем завершающий нуль-символ</text:p>
      <text:p text:style-name="Standard">sum_str[length] = '\0';</text:p>
      <text:p text:style-name="Standard"/>
      <text:p text:style-name="Standard">// Используем write, чтобы вывести строку</text:p>
      <text:p text:style-name="Standard">write(STDOUT_FILENO, sum_str, length);</text:p>
      <text:p text:style-name="Standard"/>
      <text:p text:style-name="Standard">}</text:p>
      <text:p text:style-name="P6"/>
      <text:p text:style-name="P49"/>
      <text:p text:style-name="P47"/>
      <text:p text:style-name="Основной_20_текст_20_A"><text:span text:style-name="T4">CMakeLists.</text:span><text:span text:style-name="T5">txt</text:span><text:span text:style-name="T4">:</text:span></text:p>
      <text:p text:style-name="P32">cmake_minimum_required(VERSION 3.10)</text:p>
      <text:p text:style-name="P32"/>
      <text:p text:style-name="P32">project(OSlabs/lab_01)</text:p>
      <text:p text:style-name="P32"/>
      <text:p text:style-name="P32">set(CMAKE_C_STANDARD 11)</text:p>
      <text:p text:style-name="P32"><text:soft-page-break/></text:p>
      <text:p text:style-name="P32">add_executable(child child.c)</text:p>
      <text:p text:style-name="P32"/>
      <text:p text:style-name="P32">set(REQUIRED_FILES child)</text:p>
      <text:p text:style-name="P32"/>
      <text:p text:style-name="P32">add_executable(main main.c)</text:p>
      <text:p text:style-name="P32"/>
      <text:p text:style-name="P45">Пример работы</text:p>
      <text:p text:style-name="P28"/>
      <text:list xml:id="list1639555622" text:style-name="WWNum8">
        <text:list-item>
          <text:p text:style-name="P54">zhavkk@zhavkk:~/OSlabs/lab1/src$ ./main </text:p>
        </text:list-item>
        <text:list-item>
          <text:p text:style-name="P54">/home/zhavkk/OSlabs/lab1/test/1.txt</text:p>
        </text:list-item>
        <text:list-item>
          <text:p text:style-name="P54">file uspeshno otkrit</text:p>
        </text:list-item>
        <text:list-item>
          <text:p text:style-name="P54">10</text:p>
        </text:list-item>
        <text:list-item>
          <text:p text:style-name="P54">zhavkk@zhavkk:~/OSlabs/lab1/src$ ./main </text:p>
        </text:list-item>
        <text:list-item>
          <text:p text:style-name="P54">/home/zhavkk/OSlabs/lab1/test/2.txt</text:p>
        </text:list-item>
        <text:list-item>
          <text:p text:style-name="P54">file uspeshno otkrit</text:p>
        </text:list-item>
        <text:list-item>
          <text:p text:style-name="P54">3</text:p>
        </text:list-item>
        <text:list-item>
          <text:p text:style-name="P54">zhavkk@zhavkk:~/OSlabs/lab1/src$ ./main </text:p>
        </text:list-item>
        <text:list-item>
          <text:p text:style-name="P54">/home/zhavkk/OSlabs/lab1/test/3.txt</text:p>
        </text:list-item>
        <text:list-item>
          <text:p text:style-name="P54">file uspeshno otkrit</text:p>
        </text:list-item>
        <text:list-item>
          <text:p text:style-name="P54">1</text:p>
        </text:list-item>
        <text:list-item>
          <text:p text:style-name="P54">zhavkk@zhavkk:~/OSlabs/lab1/src$ ./main </text:p>
        </text:list-item>
        <text:list-item>
          <text:p text:style-name="P54">/home/zhavkk/OSlabs/lab1/test/4.txt</text:p>
        </text:list-item>
        <text:list-item>
          <text:p text:style-name="P54">file uspeshno otkrit</text:p>
        </text:list-item>
        <text:list-item>
          <text:p text:style-name="P54">1</text:p>
        </text:list-item>
      </text:list>
      <text:p text:style-name="P28"/>
      <text:p text:style-name="P41"/>
      <text:p text:style-name="P41">Вывод</text:p>
      <text:p text:style-name="Text_20_body"><text:span text:style-name="T18">Я изучил и </text:span><text:span text:style-name="T19">научился </text:span><text:span text:style-name="T18">использова</text:span><text:span text:style-name="T19">ть</text:span><text:span text:style-name="T18"> основные системные вызовы для работы с процессами и обмена данными между ними в рамках моей программы. </text:span><text:span text:style-name="T19">В ходе выполнения работы я столкнулся с некоторыми проблемами, в основном связанными с непониманием работы с файловыми дескрипторами, однако я сумел разобраться и решить их. Так же одной из проблем было то, что я не инициализировал буффер filename пустой строчкой. Это приводило к тому, что моя программа не могла с точностью распознать вводимый мною путь к файлу, и успешно выполнялась только с нескольких </text:span><text:span text:style-name="T20">попыток.</text:span></text:p>
      <text:p text:style-name="P4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Droid Sans Mono" svg:font-family="'Droid Sans Mono', monospace, monospac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Колонтитулы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Основной_20_текст_20_A" style:display-name="Основной текст A" style:family="paragraph" style:default-outline-level="">
      <loext:graphic-properties draw:fill="none" draw:fill-color="#ffffff"/>
      <style:paragraph-properties fo:margin-left="0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false" fo:hyphenation-remain-char-count="2" fo:hyphenation-push-char-count="2" loext:hyphenation-no-caps="false"/>
    </style:style>
    <style:style style:name="Рубрика_20_2" style:display-name="Рубрика 2" style:family="paragraph" style:next-style-name="Основной_20_текст_20_A" style:default-outline-level="1" style:list-style-name="">
      <loext:graphic-properties draw:fill="none" draw:fill-color="#ffffff"/>
      <style:paragraph-properties fo:margin-left="0in" fo:margin-right="0in" fo:margin-top="0.139in" fo:margin-bottom="0in" style:contextual-spacing="false" fo:line-height="108%" fo:text-align="start" style:justify-single-word="false" fo:keep-together="always" fo:orphans="2" fo:widows="2" fo:hyphenation-ladder-count="no-limit" fo:text-indent="0in" style:auto-text-indent="false" fo:break-before="auto" fo:break-after="auto" fo:background-color="transparent" fo:padding="0in" fo:border="none" style:shadow="none" fo:keep-with-next="always" text:number-lines="true" text:line-number="0" style:writing-mode="lr-tb" style:join-border="false"/>
      <style:text-properties fo:font-variant="normal" fo:text-transform="none" fo:color="#4472c4" loext:opacity="100%" style:text-outline="false" style:text-line-through-style="none" style:text-line-through-type="none" style:text-position="0% 100%" style:font-name="Carlito" fo:font-family="Carlito" style:font-family-generic="roman" style:font-pitch="variable" fo:font-size="13pt" fo:letter-spacing="normal" fo:language="ru" fo:country="RU" fo:font-style="normal" style:text-underline-style="none" fo:font-weight="bold" style:letter-kerning="false" fo:background-color="transparent" style:font-name-asian="Arial Unicode MS" style:font-family-asian="'Arial Unicode MS'" style:font-family-generic-asian="system" style:font-pitch-asian="variable" style:font-size-asian="13pt" style:font-style-asian="normal" style:font-weight-asian="bold" style:font-name-complex="Arial Unicode MS" style:font-family-complex="'Arial Unicode MS'" style:font-family-generic-complex="system" style:font-pitch-complex="variable" style:font-size-complex="13pt" style:font-style-complex="normal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default-outline-level="">
      <loext:graphic-properties draw:fill="none" draw:fill-color="#ffffff"/>
      <style:paragraph-properties fo:margin-left="0.5in" fo:margin-right="0in" fo:margin-top="0in" fo:margin-bottom="0.111in" style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false" fo:hyphenation-remain-char-count="2" fo:hyphenation-push-char-count="2" loext:hyphenation-no-caps="false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font-size-asian="11pt" style:font-weight-asian="bold" style:font-size-complex="11pt" style:font-weight-complex="bold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1" style:display-name="Импортированный стиль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4" style:display-name="Импортированный стиль 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5" style:display-name="Импортированный стиль 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_20_буквами" style:display-name="С буквами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Arial Unicode M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Arial Unicode MS'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Arial Unicode M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Arial Unicode MS'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Arial Unicode M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Arial Unicode M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Arial Unicode MS'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Arial Unicode M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Arial Unicode MS'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Arial Unicode M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173in" fo:margin-left="2.467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173in" fo:margin-left="2.467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text:list-tab-stop-position="2.4673in" fo:text-indent="-0.2028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0.545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1.045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1.545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2.045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172in" fo:margin-left="2.467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3.045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3.545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4.045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0.545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1.045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1.545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2.045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172in" fo:margin-left="2.467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3.045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4673in" fo:text-indent="-0.25in" fo:margin-left="3.545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673in" fo:text-indent="-0.25in" fo:margin-left="4.045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2.4673in" fo:text-indent="-0.22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55in" fo:margin-left="0.2555in"/>
        </style:list-level-properties>
      </text:list-level-style-number>
      <text:list-level-style-number text:level="2" text:style-name="ListLabel_20_56" loext:num-list-format="%2%)" style:num-suffix=")" style:num-format="1">
        <style:list-level-properties text:list-level-position-and-space-mode="label-alignment">
          <style:list-level-label-alignment text:label-followed-by="listtab" fo:text-indent="-0.2555in" fo:margin-left="0.95in"/>
        </style:list-level-properties>
      </text:list-level-style-number>
      <text:list-level-style-number text:level="3" text:style-name="ListLabel_20_57" loext:num-list-format="%3%)" style:num-suffix=")" style:num-format="1">
        <style:list-level-properties text:list-level-position-and-space-mode="label-alignment">
          <style:list-level-label-alignment text:label-followed-by="listtab" fo:text-indent="-0.2555in" fo:margin-left="1.6445in"/>
        </style:list-level-properties>
      </text:list-level-style-number>
      <text:list-level-style-number text:level="4" text:style-name="ListLabel_20_58" loext:num-list-format="%4%)" style:num-suffix=")" style:num-format="1">
        <style:list-level-properties text:list-level-position-and-space-mode="label-alignment">
          <style:list-level-label-alignment text:label-followed-by="listtab" fo:text-indent="-0.2555in" fo:margin-left="2.339in"/>
        </style:list-level-properties>
      </text:list-level-style-number>
      <text:list-level-style-number text:level="5" text:style-name="ListLabel_20_59" loext:num-list-format="%5%)" style:num-suffix=")" style:num-format="1">
        <style:list-level-properties text:list-level-position-and-space-mode="label-alignment">
          <style:list-level-label-alignment text:label-followed-by="listtab" fo:text-indent="-0.2555in" fo:margin-left="3.0335in"/>
        </style:list-level-properties>
      </text:list-level-style-number>
      <text:list-level-style-number text:level="6" text:style-name="ListLabel_20_60" loext:num-list-format="%6%)" style:num-suffix=")" style:num-format="1">
        <style:list-level-properties text:list-level-position-and-space-mode="label-alignment">
          <style:list-level-label-alignment text:label-followed-by="listtab" fo:text-indent="-0.2555in" fo:margin-left="3.728in"/>
        </style:list-level-properties>
      </text:list-level-style-number>
      <text:list-level-style-number text:level="7" text:style-name="ListLabel_20_61" loext:num-list-format="%7%)" style:num-suffix=")" style:num-format="1">
        <style:list-level-properties text:list-level-position-and-space-mode="label-alignment">
          <style:list-level-label-alignment text:label-followed-by="listtab" fo:text-indent="-0.2555in" fo:margin-left="4.422in"/>
        </style:list-level-properties>
      </text:list-level-style-number>
      <text:list-level-style-number text:level="8" text:style-name="ListLabel_20_62" loext:num-list-format="%8%)" style:num-suffix=")" style:num-format="1">
        <style:list-level-properties text:list-level-position-and-space-mode="label-alignment">
          <style:list-level-label-alignment text:label-followed-by="listtab" fo:text-indent="-0.2555in" fo:margin-left="5.1165in"/>
        </style:list-level-properties>
      </text:list-level-style-number>
      <text:list-level-style-number text:level="9" text:style-name="ListLabel_20_63" loext:num-list-format="%9%)" style:num-suffix=")" style:num-format="1">
        <style:list-level-properties text:list-level-position-and-space-mode="label-alignment">
          <style:list-level-label-alignment text:label-followed-by="listtab" fo:text-indent="-0.2555in" fo:margin-left="5.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55in" fo:margin-left="0.2555in"/>
        </style:list-level-properties>
      </text:list-level-style-number>
      <text:list-level-style-number text:level="2" text:style-name="ListLabel_20_65" loext:num-list-format="%2%)" style:num-suffix=")" style:num-format="1">
        <style:list-level-properties text:list-level-position-and-space-mode="label-alignment">
          <style:list-level-label-alignment text:label-followed-by="listtab" fo:text-indent="-0.2555in" fo:margin-left="0.95in"/>
        </style:list-level-properties>
      </text:list-level-style-number>
      <text:list-level-style-number text:level="3" text:style-name="ListLabel_20_66" loext:num-list-format="%3%)" style:num-suffix=")" style:num-format="1">
        <style:list-level-properties text:list-level-position-and-space-mode="label-alignment">
          <style:list-level-label-alignment text:label-followed-by="listtab" fo:text-indent="-0.2555in" fo:margin-left="1.6445in"/>
        </style:list-level-properties>
      </text:list-level-style-number>
      <text:list-level-style-number text:level="4" text:style-name="ListLabel_20_67" loext:num-list-format="%4%)" style:num-suffix=")" style:num-format="1">
        <style:list-level-properties text:list-level-position-and-space-mode="label-alignment">
          <style:list-level-label-alignment text:label-followed-by="listtab" fo:text-indent="-0.2555in" fo:margin-left="2.339in"/>
        </style:list-level-properties>
      </text:list-level-style-number>
      <text:list-level-style-number text:level="5" text:style-name="ListLabel_20_68" loext:num-list-format="%5%)" style:num-suffix=")" style:num-format="1">
        <style:list-level-properties text:list-level-position-and-space-mode="label-alignment">
          <style:list-level-label-alignment text:label-followed-by="listtab" fo:text-indent="-0.2555in" fo:margin-left="3.0335in"/>
        </style:list-level-properties>
      </text:list-level-style-number>
      <text:list-level-style-number text:level="6" text:style-name="ListLabel_20_69" loext:num-list-format="%6%)" style:num-suffix=")" style:num-format="1">
        <style:list-level-properties text:list-level-position-and-space-mode="label-alignment">
          <style:list-level-label-alignment text:label-followed-by="listtab" fo:text-indent="-0.2555in" fo:margin-left="3.728in"/>
        </style:list-level-properties>
      </text:list-level-style-number>
      <text:list-level-style-number text:level="7" text:style-name="ListLabel_20_70" loext:num-list-format="%7%)" style:num-suffix=")" style:num-format="1">
        <style:list-level-properties text:list-level-position-and-space-mode="label-alignment">
          <style:list-level-label-alignment text:label-followed-by="listtab" fo:text-indent="-0.2555in" fo:margin-left="4.422in"/>
        </style:list-level-properties>
      </text:list-level-style-number>
      <text:list-level-style-number text:level="8" text:style-name="ListLabel_20_71" loext:num-list-format="%8%)" style:num-suffix=")" style:num-format="1">
        <style:list-level-properties text:list-level-position-and-space-mode="label-alignment">
          <style:list-level-label-alignment text:label-followed-by="listtab" fo:text-indent="-0.2555in" fo:margin-left="5.1165in"/>
        </style:list-level-properties>
      </text:list-level-style-number>
      <text:list-level-style-number text:level="9" text:style-name="ListLabel_20_72" loext:num-list-format="%9%)" style:num-suffix=")" style:num-format="1">
        <style:list-level-properties text:list-level-position-and-space-mode="label-alignment">
          <style:list-level-label-alignment text:label-followed-by="listtab" fo:text-indent="-0.2555in" fo:margin-left="5.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Колонтитулы"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21:34:43.787617770</dc:date>
    <meta:editing-duration>PT19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05" meta:word-count="865" meta:character-count="7358" meta:non-whitespace-character-count="6253"/>
  </office:meta>
</office:document-meta>
</file>